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Name: Gauri Somavanshi</text:p>
      <text:p text:style-name="Standard">Roll no: B4259</text:p>
      <text:p text:style-name="Standard">Class: B.E Comp (B)</text:p>
      <text:p text:style-name="Standard">*/</text:p>
      <text:p text:style-name="Standard"></text:p>
      <text:p text:style-name="Standard">/*Problem Statement:</text:p>
      <text:p text:style-name="Standard"><text:tab/><text:tab/><text:tab/>Implement a lexical analyzer for a subset of C using LEX. Implementation should support Error handling.</text:p>
      <text:p text:style-name="Standard"></text:p>
      <text:p text:style-name="Standard">*/</text:p>
      <text:p text:style-name="Standard"></text:p>
      <text:p text:style-name="Standard"></text:p>
      <text:p text:style-name="Standard">%{</text:p>
      <text:p text:style-name="Standard">#include&lt;stdio.h&gt;</text:p>
      <text:p text:style-name="Standard">%}</text:p>
      <text:p text:style-name="Standard">%%</text:p>
      <text:p text:style-name="Standard">int |</text:p>
      <text:p text:style-name="Standard">char |</text:p>
      <text:p text:style-name="Standard">float |</text:p>
      <text:p text:style-name="Standard">if |</text:p>
      <text:p text:style-name="Standard">else |</text:p>
      <text:p text:style-name="Standard">switch |</text:p>
      <text:p text:style-name="Standard">case |</text:p>
      <text:p text:style-name="Standard">for |</text:p>
      <text:p text:style-name="Standard">while |</text:p>
      <text:p text:style-name="Standard">do+ printf("\n %s IS A KEYWORD.",yytext);</text:p>
      <text:p text:style-name="Standard">[ ] printf("\n");</text:p>
      <text:p text:style-name="Standard">[{] printf("\n %s IS STARTING OF BLOCK.",yytext);</text:p>
      <text:p text:style-name="Standard">[}] printf("\n %s IS ENDING OF BLOCK.",yytext);</text:p>
      <text:p text:style-name="Standard">[(] printf("\n %s IS OPENING PARANTHESIS.",yytext);</text:p>
      <text:p text:style-name="Standard">[)] printf("\n %s IS CLOSING PARANTHESIS.",yytext);</text:p>
      <text:p text:style-name="Standard">[a-zA-Z]+[[]+[0-9]+[]] printf("\n %s IS AN ARRAY.",yytext);</text:p>
      <text:p text:style-name="Standard">[;] printf("\n %s IS AN END OF STATEMENT.",yytext);</text:p>
      <text:p text:style-name="Standard">printf |</text:p>
      <text:p text:style-name="Standard">scanf |</text:p>
      <text:p text:style-name="Standard">strcpy |</text:p>
      <text:p text:style-name="Standard">atoi |</text:p>
      <text:p text:style-name="Standard">strstr |</text:p>
      <text:p text:style-name="Standard">main |</text:p>
      <text:p text:style-name="Standard">malloc+ printf("\n %s IS AN INBUILD FUNCTION.",yytext);</text:p>
      <text:p text:style-name="Standard">[a-z]+[.h] printf("\n %s IS A HEADER FILE.",yytext);</text:p>
      <text:p text:style-name="Standard">[=] printf("\n %s IS AN ASSIGNMENT OPERATOR.",yytext);</text:p>
      <text:p text:style-name="Standard">[0-9]+ printf("\n %s IS A NUMBER.",yytext);</text:p>
      <text:p text:style-name="Standard">[/]+[*]+ printf("\n %s IS STARTOF COMMENT.",yytext);</text:p>
      <text:p text:style-name="Standard">[*]+[/] printf("\n %s IS END OF COMMENT.",yytext);</text:p>
      <text:p text:style-name="Standard">[/][/][^\n]+ printf("\n %s IS SINGLE LINE COMMENT.",yytext);</text:p>
      <text:p text:style-name="Standard">[a-zA-Z]+[a-zA-Z0-9]* printf("\n %s IS VALID VARIABLE NAME.",yytext);</text:p>
      <text:p text:style-name="Standard">[0-9]+[a-zA-Z0-9]+ printf("\n %s IS INVALID VARIABLE NAME.",yytext);</text:p>
      <text:p text:style-name="Standard">[#][^\n]+ printf(" \n PREPROCESSOR DIRECTIVE.");</text:p>
      <text:p text:style-name="Standard">[.] printf("\n PREPROCESSOR DIRECTIVE.");</text:p>
      <text:p text:style-name="Standard">[+] |</text:p>
      <text:p text:style-name="Standard">[-] |</text:p>
      <text:p text:style-name="Standard"><text:soft-page-break/>[*] |</text:p>
      <text:p text:style-name="Standard">[/]+ printf("\n %s IS AN ARITHMATIC OPERATOR.",yytext);</text:p>
      <text:p text:style-name="Standard">[&gt;] |</text:p>
      <text:p text:style-name="Standard">[&lt;] |</text:p>
      <text:p text:style-name="Standard">[&gt;=]+ printf("\n %s IS A RELATIONAL OPERATOR.",yytext);</text:p>
      <text:p text:style-name="Standard">%%</text:p>
      <text:p text:style-name="Standard">main()</text:p>
      <text:p text:style-name="Standard">{</text:p>
      <text:p text:style-name="Standard">FILE *fp;</text:p>
      <text:p text:style-name="Standard">fp=fopen("assignment2.txt","r");</text:p>
      <text:p text:style-name="Standard">yyin=fp;</text:p>
      <text:p text:style-name="Standard">yylex();</text:p>
      <text:p text:style-name="Standard">}</text:p>
      <text:p text:style-name="Standard"></text:p>
      <text:p text:style-name="Standard"></text:p>
      <text:p text:style-name="Standard">INPUT: assignment2.txt</text:p>
      <text:p text:style-name="Standard"></text:p>
      <text:p text:style-name="Standard">#include&lt;stdio.h&gt;</text:p>
      <text:p text:style-name="Standard">#define area 10</text:p>
      <text:p text:style-name="Standard">main()</text:p>
      <text:p text:style-name="Standard">{</text:p>
      <text:p text:style-name="Standard">int a[10],ab;</text:p>
      <text:p text:style-name="Standard">float 3g;</text:p>
      <text:p text:style-name="Standard">ab=100;</text:p>
      <text:p text:style-name="Standard"></text:p>
      <text:p text:style-name="Standard">/* part 1</text:p>
      <text:p text:style-name="Standard">done */</text:p>
      <text:p text:style-name="Standard"></text:p>
      <text:p text:style-name="Standard">if(ab&gt;100)</text:p>
      <text:p text:style-name="Standard"><text:s/>printf("\n ab greater");</text:p>
      <text:p text:style-name="Standard"></text:p>
      <text:p text:style-name="Standard">// part 2</text:p>
      <text:p text:style-name="Standard">}</text:p>
      <text:p text:style-name="Standard"></text:p>
      <text:p text:style-name="Standard"></text:p>
      <text:p text:style-name="Standard">OUTPUT:</text:p>
      <text:p text:style-name="Standard"></text:p>
      <text:p text:style-name="Standard">ccompl04-27@ccompl0427:~$ cd Desktop</text:p>
      <text:p text:style-name="Standard">ccompl04-27@ccompl0427:~/Desktop$ lex cl2.l</text:p>
      <text:p text:style-name="Standard">ccompl04-27@ccompl0427:~/Desktop$ cc lex.yy.c -ll</text:p>
      <text:p text:style-name="Standard">ccompl04-27@ccompl0427:~/Desktop$ ./a.out</text:p>
      <text:p text:style-name="Standard"><text:s/></text:p>
      <text:p text:style-name="Standard"><text:s/>PREPROCESSOR DIRECTIVE.</text:p>
      <text:p text:style-name="Standard"><text:s/></text:p>
      <text:p text:style-name="Standard"><text:s/>PREPROCESSOR DIRECTIVE.</text:p>
      <text:p text:style-name="Standard"></text:p>
      <text:p text:style-name="Standard"><text:s/>main IS AN INBUILD FUNCTION.</text:p>
      <text:p text:style-name="Standard"><text:s/>( IS OPENING PARANTHESIS.</text:p>
      <text:p text:style-name="Standard"><text:s/>) IS CLOSING PARANTHESIS.</text:p>
      <text:p text:style-name="Standard"></text:p>
      <text:p text:style-name="Standard"><text:s/>{ IS STARTING OF BLOCK.</text:p>
      <text:p text:style-name="Standard"></text:p>
      <text:p text:style-name="Standard"><text:soft-page-break/><text:s/>int IS A KEYWORD.</text:p>
      <text:p text:style-name="Standard"></text:p>
      <text:p text:style-name="Standard"><text:s/>a[10] IS AN ARRAY.,</text:p>
      <text:p text:style-name="Standard"><text:s/>ab IS VALID VARIABLE NAME.</text:p>
      <text:p text:style-name="Standard"><text:s/>; IS AN END OF STATEMENT.</text:p>
      <text:p text:style-name="Standard"></text:p>
      <text:p text:style-name="Standard"><text:s/>float IS A KEYWORD.</text:p>
      <text:p text:style-name="Standard"></text:p>
      <text:p text:style-name="Standard"><text:s/>3g IS INVALID VARIABLE NAME.</text:p>
      <text:p text:style-name="Standard"><text:s/>; IS AN END OF STATEMENT.</text:p>
      <text:p text:style-name="Standard"></text:p>
      <text:p text:style-name="Standard"><text:s/>ab IS VALID VARIABLE NAME.</text:p>
      <text:p text:style-name="Standard"><text:s/>= IS AN ASSIGNMENT OPERATOR.</text:p>
      <text:p text:style-name="Standard"><text:s/>100 IS A NUMBER.</text:p>
      <text:p text:style-name="Standard"><text:s/>; IS AN END OF STATEMENT.</text:p>
      <text:p text:style-name="Standard"></text:p>
      <text:p text:style-name="Standard"></text:p>
      <text:p text:style-name="Standard"><text:s/>/* IS STARTOF COMMENT.</text:p>
      <text:p text:style-name="Standard"></text:p>
      <text:p text:style-name="Standard"><text:s/>part IS VALID VARIABLE NAME.</text:p>
      <text:p text:style-name="Standard"></text:p>
      <text:p text:style-name="Standard"><text:s/>1 IS A NUMBER.</text:p>
      <text:p text:style-name="Standard"></text:p>
      <text:p text:style-name="Standard"><text:s/>done IS VALID VARIABLE NAME.</text:p>
      <text:p text:style-name="Standard"></text:p>
      <text:p text:style-name="Standard"><text:s/>*/ IS END OF COMMENT.</text:p>
      <text:p text:style-name="Standard"></text:p>
      <text:p text:style-name="Standard"></text:p>
      <text:p text:style-name="Standard"><text:s/>if IS A KEYWORD.</text:p>
      <text:p text:style-name="Standard"><text:s/>( IS OPENING PARANTHESIS.</text:p>
      <text:p text:style-name="Standard"><text:s/>ab IS VALID VARIABLE NAME.</text:p>
      <text:p text:style-name="Standard"><text:s/>&gt; IS A RELATIONAL OPERATOR.</text:p>
      <text:p text:style-name="Standard"><text:s/>100 IS A NUMBER.</text:p>
      <text:p text:style-name="Standard"><text:s/>) IS CLOSING PARANTHESIS.</text:p>
      <text:p text:style-name="Standard"></text:p>
      <text:p text:style-name="Standard"></text:p>
      <text:p text:style-name="Standard"><text:s/>printf IS AN INBUILD FUNCTION.</text:p>
      <text:p text:style-name="Standard"><text:s/>( IS OPENING PARANTHESIS."\</text:p>
      <text:p text:style-name="Standard"><text:s/>n IS VALID VARIABLE NAME.</text:p>
      <text:p text:style-name="Standard"></text:p>
      <text:p text:style-name="Standard"><text:s/>ab IS VALID VARIABLE NAME.</text:p>
      <text:p text:style-name="Standard"></text:p>
      <text:p text:style-name="Standard"><text:s/>greater IS VALID VARIABLE NAME."</text:p>
      <text:p text:style-name="Standard"><text:s/>) IS CLOSING PARANTHESIS.</text:p>
      <text:p text:style-name="Standard"><text:s/>; IS AN END OF STATEMENT.</text:p>
      <text:p text:style-name="Standard"></text:p>
      <text:p text:style-name="Standard"></text:p>
      <text:p text:style-name="Standard"><text:s/>// part 2 IS SINGLE LINE COMMENT.</text:p>
      <text:p text:style-name="Standard"></text:p>
      <text:p text:style-name="Standard"><text:s/>} IS ENDING OF BLOCK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MPL04-27 </meta:initial-creator>
    <meta:creation-date>2013-08-06T10:15:33</meta:creation-date>
    <dc:date>2013-08-06T10:16:24</dc:date>
    <dc:creator>CCOMPL04-27 </dc:creator>
    <meta:editing-duration>P0D</meta:editing-duration>
    <meta:editing-cycles>1</meta:editing-cycles>
    <meta:document-statistic meta:table-count="0" meta:image-count="0" meta:object-count="0" meta:page-count="3" meta:paragraph-count="153" meta:word-count="426" meta:character-count="2880" meta:non-whitespace-character-count="2373"/>
    <meta:generator>LibreOffice/3.5$Linux_X86_64 LibreOffice_project/350m1$Build-2</meta:generator>
  </office:meta>
</office:document-meta>
</file>